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0.2922916666667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12.2766666666667cm" style:use-optimal-column-width="true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(minusculas, numeros y puntos)@(minusculas).(com||es)</text:p>
          </table:table-cell>
          <table:table-cell office:value-type="string" table:style-name="ce3">
            <text:p>No tiene formato de correo.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santos.castillo.jimenez@correo.com", "emailinventado2@correo.es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08:12Z</dc:date>
    <meta:editing-cycles>5</meta:editing-cycles>
    <meta:editing-duration>PT3599S</meta:editing-duration>
  </office:meta>
</office:document-meta>
</file>